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51000000A6DCD3D611.jpg" manifest:media-type="image/jpeg"/>
  <manifest:file-entry manifest:full-path="Pictures/10000000000002580000025812473F12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4cm"/>
    </style:style>
    <style:style style:name="gr3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000000" draw:marker-start-width="0.3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ff00" draw:marker-start="" draw:marker-start-width="0.4cm" draw:marker-end="Arrow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374cm" svg:height="9.374cm" draw:transform="rotate (-1.56678206951531) translate (10.262cm 4.8cm)">
          <draw:image xlink:href="Pictures/10000000000002580000025812473F12.jpg" xlink:type="simple" xlink:show="embed" xlink:actuate="onLoad">
            <text:p/>
          </draw:image>
        </draw:frame>
        <draw:frame draw:style-name="gr1" draw:text-style-name="P1" draw:layer="layout" svg:width="3.757cm" svg:height="7.699cm" draw:transform="rotate (1.56678206951531) translate (15.786cm 9.969cm)">
          <draw:image xlink:href="Pictures/1000000000000051000000A6DCD3D611.jpg" xlink:type="simple" xlink:show="embed" xlink:actuate="onLoad">
            <text:p/>
          </draw:image>
        </draw:frame>
        <draw:frame draw:style-name="gr2" draw:text-style-name="P2" draw:layer="layout" svg:width="6.484cm" svg:height="0.962cm" svg:x="17.3cm" svg:y="5.1cm">
          <draw:text-box draw:corner-radius="0.7cm">
            <text:p>Hacia los motores</text:p>
          </draw:text-box>
        </draw:frame>
        <draw:line draw:style-name="gr3" draw:text-style-name="P1" draw:layer="layout" svg:x1="17cm" svg:y1="6.1cm" svg:x2="23.5cm" svg:y2="6.1cm">
          <text:p/>
        </draw:line>
        <draw:frame draw:style-name="gr4" draw:text-style-name="P2" draw:layer="layout" svg:width="5.116cm" svg:height="0.962cm" svg:x="10.384cm" svg:y="7.6cm">
          <draw:text-box>
            <text:p>Datos de control</text:p>
          </draw:text-box>
        </draw:frame>
        <draw:line draw:style-name="gr5" draw:text-style-name="P1" draw:layer="layout" svg:x1="9.4cm" svg:y1="9.4cm" svg:x2="15.9cm" svg:y2="9.1cm">
          <text:p/>
        </draw:line>
        <draw:line draw:style-name="gr6" draw:text-style-name="P1" draw:layer="layout" svg:x1="8.1cm" svg:y1="9.4cm" svg:x2="15.8cm" svg:y2="8.5cm">
          <text:p/>
        </draw:line>
        <draw:frame draw:style-name="gr7" draw:text-style-name="P2" draw:layer="layout" svg:width="2.132cm" svg:height="0.962cm" svg:x="11.568cm" svg:y="9.538cm">
          <draw:text-box>
            <text:p>Tier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ff3333" draw:marker-start="Arrow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19:04:49.748000000</meta:creation-date>
    <dc:date>2016-01-18T20:28:52.079000000</dc:date>
    <meta:editing-duration>PT53M7S</meta:editing-duration>
    <meta:editing-cycles>6</meta:editing-cycles>
    <meta:generator>LibreOffice/4.4.3.2$Windows_x86 LibreOffice_project/88805f81e9fe61362df02b9941de8e38a9b5fd16</meta:generator>
    <meta:document-statistic meta:object-count="8"/>
  </office:meta>
</office:document-meta>
</file>